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Tamil" svg:font-family="'Droid Sans Tami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Heading_20_1">
      <style:text-properties officeooo:rsid="001e8f38" officeooo:paragraph-rsid="001e8f38"/>
    </style:style>
    <style:style style:name="P3" style:family="paragraph" style:parent-style-name="Subtitle">
      <style:text-properties officeooo:rsid="001e8f38" officeooo:paragraph-rsid="001e8f38"/>
    </style:style>
    <style:style style:name="P4" style:family="paragraph" style:parent-style-name="Text_20_body">
      <style:text-properties officeooo:rsid="001e8f38" officeooo:paragraph-rsid="001e8f38"/>
    </style:style>
    <style:style style:name="P5" style:family="paragraph" style:parent-style-name="Text_20_body">
      <style:text-properties officeooo:paragraph-rsid="001e8f38"/>
    </style:style>
    <style:style style:name="P6" style:family="paragraph" style:parent-style-name="Text_20_body">
      <style:paragraph-properties fo:break-before="page"/>
      <style:text-properties style:font-name="Liberation Serif" officeooo:paragraph-rsid="001e8f38"/>
    </style:style>
    <style:style style:name="P7" style:family="paragraph" style:parent-style-name="Text_20_body">
      <style:text-properties style:font-name="Liberation Serif" officeooo:rsid="0021fa36" officeooo:paragraph-rsid="0021fa36"/>
    </style:style>
    <style:style style:name="P8" style:family="paragraph" style:parent-style-name="Text_20_body">
      <style:text-properties officeooo:rsid="0022c738" officeooo:paragraph-rsid="0022c738"/>
    </style:style>
    <style:style style:name="P9" style:family="paragraph" style:parent-style-name="Text_20_body">
      <style:text-properties officeooo:rsid="0024760c" officeooo:paragraph-rsid="0024760c"/>
    </style:style>
    <style:style style:name="P10" style:family="paragraph" style:parent-style-name="Title">
      <style:text-properties officeooo:rsid="001e8f38" officeooo:paragraph-rsid="001e8f38"/>
    </style:style>
    <style:style style:name="T1" style:family="text">
      <style:text-properties officeooo:rsid="0024760c"/>
    </style:style>
    <style:style style:name="T2" style:family="text">
      <style:text-properties fo:language="en" fo:country="US"/>
    </style:style>
    <style:style style:name="T3" style:family="text">
      <style:text-properties fo:language="en" fo:country="US" officeooo:rsid="0024760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incipal Component Analysis</text:p>
      <text:p text:style-name="P3">Maciej Staniszewski and Adam Foster</text:p>
      <text:h text:style-name="P2" text:outline-level="1"><text:bookmark-start text:name="__RefHeading___Toc97_4112998524"/>Executive Summary<text:bookmark-end text:name="__RefHeading___Toc97_4112998524"/></text:h>
      <text:p text:style-name="P7">Principal Component Analysis (PCA) is a technique used for reducing the dimensionality of a dataset allowing for a more intuitive data exploration and analysis. </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97_4112998524" text:style-name="Index_20_Link" text:visited-style-name="Index_20_Link">Executive Summary<text:tab/>1</text:a></text:p>
          <text:p text:style-name="P1"><text:a xlink:type="simple" xlink:href="#__RefHeading___Toc101_4112998524" text:style-name="Index_20_Link" text:visited-style-name="Index_20_Link">Problem Description<text:tab/>2</text:a></text:p>
          <text:p text:style-name="P1"><text:a xlink:type="simple" xlink:href="#__RefHeading___Toc103_4112998524" text:style-name="Index_20_Link" text:visited-style-name="Index_20_Link">Overview of the Data<text:tab/>2</text:a></text:p>
          <text:p text:style-name="P1"><text:a xlink:type="simple" xlink:href="#__RefHeading___Toc105_4112998524" text:style-name="Index_20_Link" text:visited-style-name="Index_20_Link">Methodology Used<text:tab/>2</text:a></text:p>
          <text:p text:style-name="P1"><text:a xlink:type="simple" xlink:href="#__RefHeading___Toc107_4112998524" text:style-name="Index_20_Link" text:visited-style-name="Index_20_Link">Results<text:tab/>2</text:a></text:p>
          <text:p text:style-name="P1"><text:a xlink:type="simple" xlink:href="#__RefHeading___Toc109_4112998524" text:style-name="Index_20_Link" text:visited-style-name="Index_20_Link">Summary and Recommendations<text:tab/>2</text:a></text:p>
        </text:index-body>
      </text:table-of-content>
      <text:p text:style-name="P4"/>
      <text:h text:style-name="P2" text:outline-level="1" text:is-list-header="true"><text:bookmark-start text:name="__RefHeading___Toc101_4112998524"/>Problem Description<text:bookmark-end text:name="__RefHeading___Toc101_4112998524"/></text:h>
      <text:p text:style-name="P8">In finance, similarly to other domains of science which are heavily reliant on concepts of data analysis and exploration, we are often facing large sets of data. These can be often difficult to analyse manually, even when plotted graphically. Noticing recurring patterns is highly impractical when the number of variables in the data exceeds reasonable bounds. </text:p>
      <text:p text:style-name="P8">Interpreting data on aggregate level is especially difficult. Estimating joint distributions is an elementary step when determining the data generating process behind the data set. This in turn is a necessary step in inference-based thinking and causal discovery in data. Dimensionality curse is resticting us to three easily observable dimensions. <text:span text:style-name="T1">When analysing </text:span><text:span text:style-name="T3">complex data sets consisting of hundreds of variables, it is crucial that a dimensionality reducing operation is performed, enabling scientists to consider these joint distributions of every variable in a simplified form. </text:span></text:p>
      <text:p text:style-name="P9"><text:span text:style-name="T2">A very well known method of representing variables for such analysis is the Principal Component Analysis, commonly known as PCA. </text:span></text:p>
      <text:h text:style-name="P2" text:outline-level="1"><text:bookmark-start text:name="__RefHeading___Toc103_4112998524"/>Overview of the Data<text:bookmark-end text:name="__RefHeading___Toc103_4112998524"/></text:h>
      <text:p text:style-name="P5"/>
      <text:h text:style-name="P2" text:outline-level="1"><text:bookmark-start text:name="__RefHeading___Toc105_4112998524"/>Methodology Used<text:bookmark-end text:name="__RefHeading___Toc105_4112998524"/></text:h>
      <text:p text:style-name="P5"/>
      <text:h text:style-name="P2" text:outline-level="1"><text:bookmark-start text:name="__RefHeading___Toc107_4112998524"/>Results<text:bookmark-end text:name="__RefHeading___Toc107_4112998524"/></text:h>
      <text:p text:style-name="P5"/>
      <text:h text:style-name="P2" text:outline-level="1"><text:bookmark-start text:name="__RefHeading___Toc109_4112998524"/>Summary and Recommendations<text:bookmark-end text:name="__RefHeading___Toc109_4112998524"/></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Tamil" svg:font-family="'Droid Sans Tami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4T09:53:24.652870591</meta:creation-date>
    <dc:date>2023-05-14T10:17:13.742268570</dc:date>
    <meta:editing-duration>PT23M47S</meta:editing-duration>
    <meta:editing-cycles>6</meta:editing-cycles>
    <meta:generator>LibreOffice/7.5.3.2$Linux_X86_64 LibreOffice_project/50$Build-2</meta:generator>
    <meta:document-statistic meta:table-count="0" meta:image-count="0" meta:object-count="0" meta:page-count="2" meta:paragraph-count="19" meta:word-count="229" meta:character-count="1541" meta:non-whitespace-character-count="1327"/>
  </office:meta>
</office:document-meta>
</file>